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700000B0F00000B0FD59DFFAF2A59CBD2.svg" manifest:media-type="image/svg+xml"/>
  <manifest:file-entry manifest:full-path="Pictures/100002010000006B0000006BED108A68053D6FB4.png" manifest:media-type="image/png"/>
  <manifest:file-entry manifest:full-path="Pictures/10000201000000C8000000BEA45BEBA80D5B58EF.png" manifest:media-type="image/png"/>
  <manifest:file-entry manifest:full-path="Pictures/10000201000000C8000000BE1836E4DC575C57FC.png" manifest:media-type="image/png"/>
  <manifest:file-entry manifest:full-path="Pictures/1000026E00000B0F00000B0FE963F98B6DA2029C.svg" manifest:media-type="image/svg+xml"/>
  <manifest:file-entry manifest:full-path="Pictures/10000201000000C8000000BEFB28B088F7A945EA.png" manifest:media-type="image/png"/>
  <manifest:file-entry manifest:full-path="Pictures/100002010000029D000002DB05A1EF1748A7F94E.png" manifest:media-type="image/png"/>
  <manifest:file-entry manifest:full-path="Pictures/100002010000006B0000006B2EEE69DD5ABB3238.png" manifest:media-type="image/png"/>
  <manifest:file-entry manifest:full-path="Pictures/1000020100000064000000645A33C15A723F29A8.png" manifest:media-type="image/png"/>
  <manifest:file-entry manifest:full-path="Pictures/100002010000006400000064E201C498A4A424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width="0.081cm" svg:stroke-color="#000000" draw:marker-start-width="0.321cm" draw:marker-end-width="0.321cm" draw:fill="solid" draw:fill-color="#b4c7dc" draw:opacity="100%" draw:textarea-horizontal-align="justify" draw:textarea-vertical-align="middle" draw:auto-grow-height="false" fo:min-height="2.985cm" fo:min-width="6.1cm" fo:padding-top="0.165cm" fo:padding-bottom="0.165cm" fo:padding-left="0.29cm" fo:padding-right="0.29cm"/>
      <style:paragraph-properties style:writing-mode="lr-tb"/>
    </style:style>
    <style:style style:name="gr2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5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solid" draw:fill-color="#b4c7dc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solid" draw:fill-color="#ff7b59" draw:textarea-horizontal-align="justify" draw:textarea-vertical-align="middle" draw:auto-grow-height="false" fo:min-height="0.416cm" fo:min-width="2.666cm" fo:padding-top="0.142cm" fo:padding-bottom="0.142cm" fo:padding-left="0.267cm" fo:padding-right="0.267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svg:stroke-width="0.081cm" svg:stroke-color="#000000" draw:marker-start-width="0.321cm" draw:marker-end-width="0.321cm" draw:fill="solid" draw:fill-color="#dee7e5" draw:textarea-horizontal-align="justify" draw:textarea-vertical-align="middle" draw:auto-grow-height="false" fo:min-height="2.985cm" fo:min-width="6.1cm" fo:padding-top="0.165cm" fo:padding-bottom="0.165cm" fo:padding-left="0.29cm" fo:padding-right="0.29cm"/>
      <style:paragraph-properties style:writing-mode="lr-tb"/>
    </style:style>
    <style:style style:name="gr11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1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6" style:family="graphic" style:parent-style-name="standard">
      <style:graphic-properties svg:stroke-color="#000000" draw:fill="none" draw:textarea-vertical-align="middle" draw:auto-grow-height="false" fo:min-height="5.628cm" fo:min-width="0cm"/>
    </style:style>
    <style:style style:name="gr17" style:family="graphic" style:parent-style-name="standard">
      <style:graphic-properties svg:stroke-color="#000000" draw:fill="none" draw:textarea-vertical-align="middle" draw:auto-grow-height="false" fo:min-height="4.49cm" fo:min-width="0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33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dee6ef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3.9cm" fo:min-width="3.6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4cm"/>
      <style:paragraph-properties style:writing-mode="lr-tb"/>
    </style:style>
    <style:style style:name="gr22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cm"/>
    </style:style>
    <style:style style:name="gr23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2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ffd8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26" style:family="graphic" style:parent-style-name="standard">
      <style:graphic-properties svg:stroke-color="#000000" draw:fill-color="#be480a" draw:opacity="100%" draw:textarea-horizontal-align="justify" draw:textarea-vertical-align="middle" draw:auto-grow-height="false" fo:min-height="0cm" fo:min-width="0.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31" style:family="graphic" style:parent-style-name="objectwithoutfill">
      <style:graphic-properties svg:stroke-color="#000000" draw:fill="solid" draw:fill-color="#eeeee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33" style:family="graphic" style:parent-style-name="Objet_20_sans_20_remplissage_20_et_20_sans_20_lig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solid" draw:fill-color="#ffffff" draw:auto-grow-height="true" draw:auto-grow-width="false" fo:max-height="0cm" fo:min-height="1.111cm"/>
      <style:paragraph-properties style:writing-mode="lr-tb"/>
    </style:style>
    <style:style style:name="gr3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65cm" fo:min-width="1.87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1cm"/>
      <style:paragraph-properties style:writing-mode="lr-tb"/>
    </style:style>
    <style:style style:name="gr3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7.85cm" fo:min-width="26.12cm"/>
    </style:style>
    <style:style style:name="gr38" style:family="graphic">
      <style:graphic-properties style:protect="size"/>
    </style:style>
    <style:style style:name="gr39" style:family="graphic" style:parent-style-name="standard" style:list-style-name="L1">
      <style:graphic-properties svg:stroke-width="0.081cm" svg:stroke-color="#000000" draw:marker-start-width="0.321cm" draw:marker-end-width="0.321cm" draw:fill="solid" draw:fill-color="#b4c7dc" draw:opacity="100%" draw:textarea-horizontal-align="justify" draw:textarea-vertical-align="middle" draw:auto-grow-height="false" fo:min-height="2.905cm" fo:min-width="6.02cm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 style:list-style-name="L1">
      <style:graphic-properties svg:stroke-width="0.081cm" svg:stroke-color="#000000" draw:marker-start-width="0.321cm" draw:marker-end-width="0.321cm" draw:fill="solid" draw:fill-color="#dee7e5" draw:textarea-horizontal-align="justify" draw:textarea-vertical-align="middle" draw:auto-grow-height="false" fo:min-height="2.905cm" fo:min-width="6.02cm" fo:padding-top="0.165cm" fo:padding-bottom="0.165cm" fo:padding-left="0.29cm" fo:padding-right="0.29cm"/>
      <style:paragraph-properties style:writing-mode="lr-tb"/>
    </style:style>
    <style:style style:name="gr41" style:family="graphic" style:parent-style-name="standard">
      <style:graphic-properties draw:stroke="none" draw:fill-color="#eeeeee" draw:opacity="31%" draw:textarea-horizontal-align="justify" draw:textarea-vertical-align="middle" draw:auto-grow-height="false" fo:min-height="20.75cm" fo:min-width="8.83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9cm" fo:min-width="2.749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71cm" fo:min-width="2.749cm" fo:padding-top="0.142cm" fo:padding-bottom="0.142cm" fo:padding-left="0.267cm" fo:padding-right="0.267cm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9cm" fo:min-width="2.746cm" fo:padding-top="0.142cm" fo:padding-bottom="0.142cm" fo:padding-left="0.267cm" fo:padding-right="0.267cm"/>
    </style:style>
    <style:style style:name="gr45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77cm"/>
    </style:style>
    <style:style style:name="gr46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cm" fo:min-width="0.348cm"/>
    </style:style>
    <style:style style:name="gr47" style:family="graphic" style:parent-style-name="standard">
      <style:graphic-properties svg:stroke-color="#000000" draw:fill-color="#ff8000" draw:opacity="100%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color="#000000" draw:fill-color="#ffbf00" draw:opacity="100%" draw:textarea-horizontal-align="justify" draw:textarea-vertical-align="middle" draw:auto-grow-height="false" fo:min-height="0cm" fo:min-width="0.019cm"/>
    </style:style>
    <style:style style:name="gr49" style:family="graphic" style:parent-style-name="standard">
      <style:graphic-properties svg:stroke-color="#000000" draw:fill-color="#77bc65" draw:opacity="100%" draw:textarea-horizontal-align="justify" draw:textarea-vertical-align="middle" draw:auto-grow-height="false" fo:min-height="0cm" fo:min-width="0.177cm"/>
    </style:style>
    <style:style style:name="gr50" style:family="graphic" style:parent-style-name="standard">
      <style:graphic-properties svg:stroke-color="#000000" draw:fill-color="#e16173" draw:opacity="100%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000000" draw:fill-color="#ff972f" draw:opacity="100%" draw:textarea-horizontal-align="justify" draw:textarea-vertical-align="middle" draw:auto-grow-height="false" fo:min-height="0cm" fo:min-width="1.805cm"/>
    </style:style>
    <style:style style:name="gr52" style:family="graphic" style:parent-style-name="standard">
      <style:graphic-properties svg:stroke-color="#000000" draw:fill-color="#c9211e" draw:opacity="100%" draw:textarea-horizontal-align="justify" draw:textarea-vertical-align="middle" draw:auto-grow-height="false" fo:min-height="0cm" fo:min-width="0.177cm"/>
    </style:style>
    <style:style style:name="gr53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77cm"/>
    </style:style>
    <style:style style:name="gr54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76cm"/>
    </style:style>
    <style:style style:name="gr5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593cm" fo:min-width="2.734cm" fo:padding-top="0.142cm" fo:padding-bottom="0.142cm" fo:padding-left="0.267cm" fo:padding-right="0.267cm"/>
    </style:style>
    <style:style style:name="gr5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19cm" fo:min-width="2.715cm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593cm" fo:min-width="2.735cm" fo:padding-top="0.142cm" fo:padding-bottom="0.142cm" fo:padding-left="0.267cm" fo:padding-right="0.26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6cm"/>
      <style:paragraph-properties style:writing-mode="lr-tb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6.09cm" fo:min-width="5.854cm"/>
    </style:style>
    <style:style style:name="gr61" style:family="graphic" style:parent-style-name="standard">
      <style:graphic-properties draw:stroke="none" svg:stroke-color="#000000" draw:fill="solid" draw:fill-color="#ffffff" draw:auto-grow-height="true" draw:auto-grow-width="false" fo:max-height="0cm" fo:min-height="1.575cm"/>
      <style:paragraph-properties style:writing-mode="lr-tb"/>
    </style:style>
    <style:style style:name="gr6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8cm" fo:min-width="2.458cm"/>
    </style:style>
    <style:style style:name="gr6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9cm" fo:min-width="2.464cm"/>
    </style:style>
    <style:style style:name="gr6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8cm" fo:min-width="2.464cm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252cm"/>
      <style:paragraph-properties style:writing-mode="lr-tb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624cm"/>
      <style:paragraph-properties style:writing-mode="lr-tb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0.372cm" fo:min-width="0.246cm"/>
      <style:paragraph-properties style:writing-mode="lr-tb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0.372cm" fo:min-width="0.624cm"/>
      <style:paragraph-properties style:writing-mode="lr-tb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246cm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9cm"/>
      <style:paragraph-properties style:writing-mode="lr-tb"/>
    </style:style>
    <style:style style:name="gr71" style:family="graphic" style:parent-style-name="standard">
      <style:graphic-properties draw:stroke="none" draw:fill-color="#333333" draw:textarea-horizontal-align="justify" draw:textarea-vertical-align="middle" draw:auto-grow-height="false" fo:min-height="2.134cm" fo:min-width="8.83cm"/>
      <style:paragraph-properties style:writing-mode="lr-tb"/>
    </style:style>
    <style:style style:name="gr72" style:family="graphic" style:parent-style-name="standard">
      <style:graphic-properties draw:stroke="none" draw:fill-color="#333333" draw:textarea-horizontal-align="justify" draw:textarea-vertical-align="middle" draw:auto-grow-height="false" fo:min-height="2.12cm" fo:min-width="8.7cm"/>
      <style:paragraph-properties style:writing-mode="lr-tb"/>
    </style:style>
    <style:style style:name="gr73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4" style:family="graphic" style:parent-style-name="standard">
      <style:graphic-properties svg:stroke-width="0.035cm" svg:stroke-color="#000000" draw:marker-start-width="0.252cm" draw:marker-end-width="0.252cm" draw:fill="solid" draw:fill-color="#e0c2cd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75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cm"/>
    </style:style>
    <style:style style:name="gr76" style:family="graphic" style:parent-style-name="standard">
      <style:graphic-properties draw:stroke="none" draw:fill="none" draw:fill-color="#729fcf" fo:min-height="0.476cm"/>
      <style:paragraph-properties style:writing-mode="lr-tb"/>
    </style:style>
    <style:style style:name="gr77" style:family="graphic" style:parent-style-name="objectwithoutfill">
      <style:graphic-properties svg:stroke-color="#000000" draw:fill="solid" draw:fill-color="#000000" draw:textarea-vertical-align="middle"/>
    </style:style>
    <style:style style:name="gr78" style:family="graphic" style:parent-style-name="objectwithoutfill">
      <style:graphic-properties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79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3cm"/>
    </style:style>
    <style:style style:name="gr80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81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3cm"/>
    </style:style>
    <style:style style:name="gr82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3cm"/>
    </style:style>
    <style:style style:name="gr83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8cm"/>
    </style:style>
    <style:style style:name="gr84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7cm"/>
    </style:style>
    <style:style style:name="gr85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3cm"/>
    </style:style>
    <style:style style:name="gr86" style:family="graphic" style:parent-style-name="standard">
      <style:graphic-properties svg:stroke-color="#000000" draw:fill-color="#b3cac7" draw:opacity="100%" draw:textarea-horizontal-align="justify" draw:textarea-vertical-align="middle" draw:auto-grow-height="false" fo:min-height="0cm" fo:min-width="0cm"/>
    </style:style>
    <style:style style:name="gr87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11cm"/>
    </style:style>
    <style:style style:name="gr88" style:family="graphic" style:parent-style-name="standard">
      <style:graphic-properties svg:stroke-color="#000000" draw:fill-color="#e6e905" draw:opacity="100%" draw:textarea-horizontal-align="justify" draw:textarea-vertical-align="middle" draw:auto-grow-height="false" fo:min-height="0cm" fo:min-width="0cm"/>
    </style:style>
    <style:style style:name="gr89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8cm"/>
    </style:style>
    <style:style style:name="gr90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087cm"/>
    </style:style>
    <style:style style:name="gr91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cm"/>
    </style:style>
    <style:style style:name="gr92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cm"/>
    </style:style>
    <style:style style:name="gr93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7cm"/>
    </style:style>
    <style:style style:name="gr94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4cm"/>
    </style:style>
    <style:style style:name="gr95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3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2" style:family="paragraph">
      <loext:graphic-properties draw:fill="solid" draw:fill-color="#b4c7dc" draw:opacity="100%"/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3" style:family="paragraph">
      <loext:graphic-properties draw:fill="none" draw:opacity="100%"/>
      <style:paragraph-properties fo:margin-top="0cm" fo:margin-bottom="0.5cm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fff5ce"/>
      <style:paragraph-properties fo:text-align="center"/>
    </style:style>
    <style:style style:name="P6" style:family="paragraph">
      <loext:graphic-properties draw:fill="solid" draw:fill-color="#ffd7d7"/>
      <style:paragraph-properties fo:text-align="center"/>
    </style:style>
    <style:style style:name="P7" style:family="paragraph">
      <loext:graphic-properties draw:fill="solid" draw:fill-color="#b4c7dc"/>
      <style:paragraph-properties fo:text-align="center"/>
    </style:style>
    <style:style style:name="P8" style:family="paragraph">
      <loext:graphic-properties draw:fill="solid" draw:fill-color="#ffe994"/>
      <style:paragraph-properties fo:text-align="center"/>
    </style:style>
    <style:style style:name="P9" style:family="paragraph">
      <loext:graphic-properties draw:fill="solid" draw:fill-color="#ff7b59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12" style:family="paragraph">
      <loext:graphic-properties draw:fill="solid" draw:fill-color="#dee7e5"/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solid" draw:fill-color="#dee6ef"/>
      <style:paragraph-properties fo:text-align="center"/>
    </style:style>
    <style:style style:name="P17" style:family="paragraph">
      <loext:graphic-properties draw:fill-color="#729fcf" draw:opacity="100%"/>
      <style:paragraph-properties fo:text-align="center"/>
    </style:style>
    <style:style style:name="P18" style:family="paragraph">
      <loext:graphic-properties draw:fill-color="#ff0000" draw:opacity="100%"/>
      <style:paragraph-properties fo:text-align="center"/>
    </style:style>
    <style:style style:name="P19" style:family="paragraph">
      <loext:graphic-properties draw:fill-color="#ffe994" draw:opacity="100%"/>
      <style:paragraph-properties fo:text-align="center"/>
    </style:style>
    <style:style style:name="P20" style:family="paragraph">
      <loext:graphic-properties draw:fill="solid" draw:fill-color="#ffd8ce"/>
      <style:paragraph-properties fo:text-align="center"/>
    </style:style>
    <style:style style:name="P21" style:family="paragraph">
      <loext:graphic-properties draw:fill-color="#be480a" draw:opacity="100%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>
      <loext:graphic-properties draw:fill="solid" draw:fill-color="#eeeeee"/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 draw:fill-color="#000000"/>
      <style:paragraph-properties fo:text-align="center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loext:graphic-properties draw:fill-color="#eeeeee" draw:opacity="31%"/>
      <style:paragraph-properties fo:text-align="center"/>
    </style:style>
    <style:style style:name="P30" style:family="paragraph">
      <loext:graphic-properties draw:fill-color="#b4c7dc" draw:opacity="100%"/>
      <style:paragraph-properties fo:text-align="center"/>
    </style:style>
    <style:style style:name="P31" style:family="paragraph">
      <loext:graphic-properties draw:fill-color="#ff8000" draw:opacity="100%"/>
      <style:paragraph-properties fo:text-align="center"/>
    </style:style>
    <style:style style:name="P32" style:family="paragraph">
      <loext:graphic-properties draw:fill-color="#ffbf00" draw:opacity="100%"/>
      <style:paragraph-properties fo:text-align="center"/>
    </style:style>
    <style:style style:name="P33" style:family="paragraph">
      <loext:graphic-properties draw:fill-color="#77bc65" draw:opacity="100%"/>
      <style:paragraph-properties fo:text-align="center"/>
    </style:style>
    <style:style style:name="P34" style:family="paragraph">
      <loext:graphic-properties draw:fill-color="#e16173" draw:opacity="100%"/>
      <style:paragraph-properties fo:text-align="center"/>
    </style:style>
    <style:style style:name="P35" style:family="paragraph">
      <loext:graphic-properties draw:fill-color="#ff972f" draw:opacity="100%"/>
      <style:paragraph-properties fo:text-align="center"/>
    </style:style>
    <style:style style:name="P36" style:family="paragraph">
      <loext:graphic-properties draw:fill-color="#c9211e" draw:opacity="100%"/>
      <style:paragraph-properties fo:text-align="center"/>
    </style:style>
    <style:style style:name="P37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8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9" style:family="paragraph">
      <loext:graphic-properties draw:fill="solid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1" style:family="paragraph">
      <loext:graphic-properties draw:fill-color="#333333"/>
      <style:paragraph-properties fo:text-align="center" style:writing-mode="lr-tb"/>
      <style:text-properties fo:font-weight="bold" style:font-weight-asian="bold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0pt"/>
    </style:style>
    <style:style style:name="P43" style:family="paragraph">
      <loext:graphic-properties draw:fill="solid" draw:fill-color="#e0c2cd"/>
      <style:paragraph-properties fo:text-align="center"/>
    </style:style>
    <style:style style:name="P44" style:family="paragraph">
      <loext:graphic-properties draw:fill-color="#a1467e" draw:opacity="100%"/>
      <style:paragraph-properties fo:text-align="center"/>
    </style:style>
    <style:style style:name="P45" style:family="paragraph">
      <loext:graphic-properties draw:fill="none" draw:fill-color="#729fcf"/>
      <style:paragraph-properties style:writing-mode="lr-tb"/>
      <style:text-properties fo:font-weight="bold" style:font-weight-asian="bold" style:font-weight-complex="bold"/>
    </style:style>
    <style:style style:name="P46" style:family="paragraph">
      <loext:graphic-properties draw:fill="solid" draw:fill-color="#000000"/>
      <style:paragraph-properties fo:text-align="center"/>
    </style:style>
    <style:style style:name="P47" style:family="paragraph">
      <loext:graphic-properties draw:fill-color="#b3cac7" draw:opacity="100%"/>
      <style:paragraph-properties fo:text-align="center"/>
    </style:style>
    <style:style style:name="P48" style:family="paragraph">
      <loext:graphic-properties draw:fill-color="#e6e905" draw:opacity="100%"/>
      <style:paragraph-properties fo:text-align="center"/>
    </style:style>
    <style:style style:name="T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g xml:id="id1" draw:id="id1">
          <draw:custom-shape draw:style-name="gr1" draw:text-style-name="P2" draw:layer="layout" svg:width="6.6cm" svg:height="3.235cm" svg:x="4.3cm" svg:y="10.35cm">
            <text:p text:style-name="P1"><text:span text:style-name="T1">IterHMMBuild</text:span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.3cm" svg:height="1.46cm" svg:x="6.9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line draw:style-name="gr3" draw:text-style-name="P4" draw:layer="layout" svg:x1="1.485cm" svg:y1="7.2cm" svg:x2="2.417cm" svg:y2="7.2cm">
          <text:p/>
        </draw:line>
        <draw:g>
          <draw:custom-shape draw:style-name="gr4" draw:text-style-name="P5" draw:layer="layout" svg:width="1.1cm" svg:height="1.428cm" svg:x="1.4cm" svg:y="1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9cm" svg:y1="10.259cm" svg:x2="2.279cm" svg:y2="10.259cm">
            <text:p/>
          </draw:line>
          <draw:line draw:style-name="gr3" draw:text-style-name="P4" draw:layer="layout" svg:x1="1.479cm" svg:y1="10.385cm" svg:x2="2.279cm" svg:y2="10.385cm">
            <text:p/>
          </draw:line>
          <draw:line draw:style-name="gr3" draw:text-style-name="P4" draw:layer="layout" svg:x1="1.479cm" svg:y1="10.511cm" svg:x2="2.279cm" svg:y2="10.511cm">
            <text:p/>
          </draw:line>
          <draw:line draw:style-name="gr3" draw:text-style-name="P4" draw:layer="layout" svg:x1="1.479cm" svg:y1="10.637cm" svg:x2="2.279cm" svg:y2="10.637cm">
            <text:p/>
          </draw:line>
          <draw:line draw:style-name="gr3" draw:text-style-name="P4" draw:layer="layout" svg:x1="1.479cm" svg:y1="10.763cm" svg:x2="2.279cm" svg:y2="10.763cm">
            <text:p/>
          </draw:line>
        </draw:g>
        <draw:g>
          <draw:custom-shape draw:style-name="gr5" draw:text-style-name="P6" draw:layer="layout" svg:width="1.095cm" svg:height="1.426cm" svg:x="1.4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cm" svg:y1="12.908cm" svg:x2="1.98cm" svg:y2="12.908cm">
            <text:p/>
          </draw:line>
          <draw:line draw:style-name="gr3" draw:text-style-name="P4" draw:layer="layout" svg:x1="1.48cm" svg:y1="13.034cm" svg:x2="1.98cm" svg:y2="13.034cm">
            <text:p/>
          </draw:line>
          <draw:line draw:style-name="gr3" draw:text-style-name="P4" draw:layer="layout" svg:x1="1.48cm" svg:y1="13.16cm" svg:x2="1.98cm" svg:y2="13.16cm">
            <text:p/>
          </draw:line>
          <draw:line draw:style-name="gr3" draw:text-style-name="P4" draw:layer="layout" svg:x1="1.48cm" svg:y1="13.286cm" svg:x2="1.98cm" svg:y2="13.286cm">
            <text:p/>
          </draw:line>
          <draw:line draw:style-name="gr3" draw:text-style-name="P4" draw:layer="layout" svg:x1="1.48cm" svg:y1="13.412cm" svg:x2="1.98cm" svg:y2="13.412cm">
            <text:p/>
          </draw:line>
        </draw:g>
        <draw:g xml:id="id2" draw:id="id2">
          <draw:custom-shape draw:style-name="gr6" draw:text-style-name="P7" draw:layer="layout" svg:width="3.2cm" svg:height="0.8cm" svg:x="12.895cm" svg:y="10.7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2cm" svg:height="0.8cm" svg:x="12.895cm" svg:y="11.5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3.2cm" svg:height="0.7cm" svg:x="12.895cm" svg:y="12.39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3.8cm" svg:height="3.8cm" svg:x="12.6cm" svg:y="10.05cm">
            <draw:image xlink:href="Pictures/1000020100000064000000645A33C15A723F29A8.png" xlink:type="simple" xlink:show="embed" xlink:actuate="onLoad" loext:mime-type="image/png">
              <text:p/>
            </draw:image>
          </draw:frame>
        </draw:g>
        <draw:g xml:id="id3" draw:id="id3">
          <draw:custom-shape draw:style-name="gr10" draw:text-style-name="P12" draw:layer="layout" svg:width="6.6cm" svg:height="3.235cm" svg:x="18.8cm" svg:y="10.35cm">
            <text:p text:style-name="P11"><text:span text:style-name="T1">ProSeCDA</text:span></text:p>
            <text:p text:style-name="P1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3cm" svg:height="1.46cm" svg:x="21.4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13" draw:layer="layout" svg:width="1.879cm" svg:height="2.254cm" svg:x="18.454cm" svg:y="5.2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1.875cm" svg:height="2.264cm" svg:x="18.346cm" svg:y="5.39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1.88cm" svg:height="2.254cm" svg:x="18.233cm" svg:y="5.50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8.378cm" svg:y1="5.776cm" svg:x2="19.969cm" svg:y2="5.776cm">
            <text:p/>
          </draw:line>
          <draw:line draw:style-name="gr3" draw:text-style-name="P4" draw:layer="layout" svg:x1="18.378cm" svg:y1="6.118cm" svg:x2="19.969cm" svg:y2="6.118cm">
            <text:p/>
          </draw:line>
          <draw:line draw:style-name="gr3" draw:text-style-name="P4" draw:layer="layout" svg:x1="18.378cm" svg:y1="6.459cm" svg:x2="19.969cm" svg:y2="6.459cm">
            <text:p/>
          </draw:line>
          <draw:line draw:style-name="gr3" draw:text-style-name="P4" draw:layer="layout" svg:x1="18.378cm" svg:y1="6.801cm" svg:x2="19.969cm" svg:y2="6.801cm">
            <text:p/>
          </draw:line>
          <draw:line draw:style-name="gr3" draw:text-style-name="P4" draw:layer="layout" svg:x1="18.378cm" svg:y1="7.143cm" svg:x2="19.969cm" svg:y2="7.143cm">
            <text:p/>
          </draw:line>
          <draw:line draw:style-name="gr3" draw:text-style-name="P4" draw:layer="layout" svg:x1="18.378cm" svg:y1="7.485cm" svg:x2="19.969cm" svg:y2="7.485cm">
            <text:p/>
          </draw:line>
        </draw:g>
        <draw:frame draw:style-name="gr9" draw:text-style-name="P10" draw:layer="layout" svg:width="4.38cm" svg:height="4.782cm" svg:x="22.3cm" svg:y="3.018cm">
          <draw:image xlink:href="Pictures/100002010000029D000002DB05A1EF1748A7F94E.png" xlink:type="simple" xlink:show="embed" xlink:actuate="onLoad" loext:mime-type="image/png">
            <text:p/>
          </draw:image>
        </draw:frame>
        <draw:connector draw:style-name="gr15" draw:text-style-name="P4" draw:layer="layout" draw:type="line" svg:x1="10.9cm" svg:y1="11.967cm" svg:x2="12.6cm" svg:y2="11.95cm" draw:start-shape="id1" draw:start-glue-point="1" draw:end-shape="id2" draw:end-glue-point="3" svg:d="M10900 11967l1700-17" svg:viewBox="0 0 1701 18">
          <text:p/>
        </draw:connector>
        <draw:connector draw:style-name="gr3" draw:text-style-name="P4" draw:layer="layout" draw:type="curve" svg:x1="16.4cm" svg:y1="11.95cm" svg:x2="18.8cm" svg:y2="11.967cm" draw:start-shape="id2" draw:start-glue-point="1" draw:end-shape="id3" draw:end-glue-point="3" svg:d="M16400 11950c1770 0 570 17 2400 17" svg:viewBox="0 0 2401 18">
          <text:p/>
        </draw:connector>
        <draw:custom-shape draw:style-name="gr16" draw:text-style-name="P10" draw:layer="layout" svg:width="0.6cm" svg:height="6.2cm" svg:x="3.1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0" draw:layer="layout" svg:width="1.001cm" svg:height="5cm" draw:transform="rotate (-1.5702727280193) translate (24.701cm 8.499cm)">
          <text:p/>
          <draw:enhanced-geometry svg:viewBox="0 0 21600 21600" draw:glue-points="0 0 0 21600 21600 10800" draw:text-areas="0 ?f9 7800 ?f10" draw:type="right-brace" draw:modifiers="1800 10538.692261547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5" draw:layer="layout" svg:width="0.83cm" svg:height="0.5cm" svg:x="1.8cm" svg:y="13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1.8cm" svg:y="11.1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1.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5cm" svg:y1="7.7cm" svg:x2="2.417cm" svg:y2="7.7cm">
            <text:p/>
          </draw:line>
          <draw:line draw:style-name="gr3" draw:text-style-name="P4" draw:layer="layout" svg:x1="1.485cm" svg:y1="7.826cm" svg:x2="2.417cm" svg:y2="7.826cm">
            <text:p/>
          </draw:line>
          <draw:line draw:style-name="gr3" draw:text-style-name="P4" draw:layer="layout" svg:x1="1.485cm" svg:y1="7.952cm" svg:x2="2.417cm" svg:y2="7.952cm">
            <text:p/>
          </draw:line>
          <draw:line draw:style-name="gr3" draw:text-style-name="P4" draw:layer="layout" svg:x1="1.485cm" svg:y1="8.078cm" svg:x2="2.417cm" svg:y2="8.078cm">
            <text:p/>
          </draw:line>
          <draw:line draw:style-name="gr3" draw:text-style-name="P4" draw:layer="layout" svg:x1="1.485cm" svg:y1="8.204cm" svg:x2="2.417cm" svg:y2="8.204cm">
            <text:p/>
          </draw:line>
          <draw:custom-shape draw:style-name="gr18" draw:text-style-name="P15" draw:layer="layout" svg:width="0.83cm" svg:height="0.5cm" svg:x="1.8cm" svg:y="8.6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5" draw:layer="layout" svg:width="0.83cm" svg:height="0.5cm" svg:x="19.6cm" svg:y="7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15cm" svg:height="4.15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6cm" svg:y="7.6cm">
          <text:p text:style-name="P14"><text:span text:style-name="T3">YML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0.7cm" svg:height="0.2cm" svg:x="1.604cm" svg:y="7.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12.4cm" svg:x2="1.985cm" svg:y2="12.4cm">
          <text:p/>
        </draw:line>
        <draw:custom-shape draw:style-name="gr23" draw:text-style-name="P18" draw:layer="layout" svg:width="0.296cm" svg:height="0.2cm" svg:x="1.6cm" svg:y="12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9.8cm" svg:x2="2.285cm" svg:y2="9.8cm">
          <text:p/>
        </draw:line>
        <draw:custom-shape draw:style-name="gr24" draw:text-style-name="P19" draw:layer="layout" svg:width="0.7cm" svg:height="0.2cm" svg:x="1.55cm" svg:y="9.7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20" draw:layer="layout" svg:width="1.1cm" svg:height="1.428cm" svg:x="1.392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1cm" svg:y1="15.459cm" svg:x2="2.271cm" svg:y2="15.459cm">
            <text:p/>
          </draw:line>
          <draw:line draw:style-name="gr3" draw:text-style-name="P4" draw:layer="layout" svg:x1="1.471cm" svg:y1="15.585cm" svg:x2="2.271cm" svg:y2="15.585cm">
            <text:p/>
          </draw:line>
          <draw:line draw:style-name="gr3" draw:text-style-name="P4" draw:layer="layout" svg:x1="1.471cm" svg:y1="15.711cm" svg:x2="2.271cm" svg:y2="15.711cm">
            <text:p/>
          </draw:line>
          <draw:line draw:style-name="gr3" draw:text-style-name="P4" draw:layer="layout" svg:x1="1.471cm" svg:y1="15.837cm" svg:x2="2.271cm" svg:y2="15.837cm">
            <text:p/>
          </draw:line>
          <draw:line draw:style-name="gr3" draw:text-style-name="P4" draw:layer="layout" svg:x1="1.471cm" svg:y1="15.963cm" svg:x2="2.271cm" svg:y2="15.963cm">
            <text:p/>
          </draw:line>
        </draw:g>
        <draw:custom-shape draw:style-name="gr18" draw:text-style-name="P15" draw:layer="layout" svg:width="0.83cm" svg:height="0.5cm" svg:x="1.792cm" svg:y="16.3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77cm" svg:y1="15cm" svg:x2="2.277cm" svg:y2="15cm">
          <text:p/>
        </draw:line>
        <draw:custom-shape draw:style-name="gr26" draw:text-style-name="P21" draw:layer="layout" svg:width="0.7cm" svg:height="0.2cm" svg:x="1.55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3.2cm" svg:height="0.962cm" svg:x="12.9cm" svg:y="10.238cm">
          <draw:text-box>
            <text:p text:style-name="P22"><text:span text:style-name="T4">HMM DB</text:span></text:p>
          </draw:text-box>
        </draw:frame>
        <draw:g xml:id="id4" draw:id="id4">
          <draw:custom-shape draw:style-name="gr28" draw:text-style-name="P24" draw:layer="layout" svg:width="1.879cm" svg:height="2.254cm" svg:x="5.546cm" svg:y="5.4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1.875cm" svg:height="2.264cm" svg:x="5.438cm" svg:y="5.58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1.88cm" svg:height="2.254cm" svg:x="5.325cm" svg:y="5.696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24" draw:layer="layout" svg:x1="5.47cm" svg:y1="5.968cm" svg:x2="7.061cm" svg:y2="5.968cm">
            <text:p/>
          </draw:line>
          <draw:line draw:style-name="gr31" draw:text-style-name="P24" draw:layer="layout" svg:x1="5.47cm" svg:y1="6.31cm" svg:x2="7.061cm" svg:y2="6.31cm">
            <text:p/>
          </draw:line>
          <draw:line draw:style-name="gr31" draw:text-style-name="P24" draw:layer="layout" svg:x1="5.47cm" svg:y1="6.651cm" svg:x2="7.061cm" svg:y2="6.651cm">
            <text:p/>
          </draw:line>
          <draw:line draw:style-name="gr31" draw:text-style-name="P24" draw:layer="layout" svg:x1="5.47cm" svg:y1="6.993cm" svg:x2="7.061cm" svg:y2="6.993cm">
            <text:p/>
          </draw:line>
          <draw:line draw:style-name="gr31" draw:text-style-name="P24" draw:layer="layout" svg:x1="5.47cm" svg:y1="7.335cm" svg:x2="7.061cm" svg:y2="7.335cm">
            <text:p/>
          </draw:line>
          <draw:line draw:style-name="gr31" draw:text-style-name="P24" draw:layer="layout" svg:x1="5.47cm" svg:y1="7.677cm" svg:x2="7.061cm" svg:y2="7.677cm">
            <text:p/>
          </draw:line>
        </draw:g>
        <draw:custom-shape draw:style-name="gr18" draw:text-style-name="P15" draw:layer="layout" svg:width="0.83cm" svg:height="0.5cm" svg:x="6.692cm" svg:y="7.69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frame draw:style-name="gr32" draw:text-style-name="P25" draw:layer="layout" svg:width="5.2cm" svg:height="1.916cm" svg:x="3.8cm" svg:y="3.484cm">
          <draw:text-box>
            <text:p text:style-name="P22"><text:span text:style-name="T5">Protein database</text:span><text:span text:style-name="T5"><text:line-break/></text:span><text:span text:style-name="T5">to learn</text:span><text:span text:style-name="T5"><text:line-break/></text:span><text:span text:style-name="T5"> HMM profile</text:span></text:p>
          </draw:text-box>
        </draw:frame>
        <draw:connector draw:style-name="gr3" draw:text-style-name="P4" draw:layer="layout" draw:type="curve" svg:x1="6.375cm" svg:y1="7.95cm" svg:x2="7.6cm" svg:y2="10.35cm" draw:start-shape="id4" draw:start-glue-point="2" draw:end-shape="id1" draw:end-glue-point="0" svg:d="M6375 7950c0 1782 1225 582 1225 2400" svg:viewBox="0 0 1226 2401">
          <text:p/>
        </draw:connector>
        <draw:frame draw:style-name="gr32" draw:text-style-name="P25" draw:layer="layout" svg:width="5.9cm" svg:height="1.916cm" svg:x="16.3cm" svg:y="3.084cm">
          <draw:text-box>
            <text:p text:style-name="P22"><text:span text:style-name="T5">Protein database</text:span><text:span text:style-name="T5"><text:line-break/></text:span><text:span text:style-name="T5">to search proteins by domain architectures</text:span></text:p>
          </draw:text-box>
        </draw:frame>
        <draw:frame draw:style-name="gr33" draw:text-style-name="P10" xml:id="id6" draw:id="id6" draw:layer="layout" svg:width="2.368cm" svg:height="2.7cm" svg:x="17.847cm" svg:y="16.1cm">
          <draw:image xlink:href="Pictures/10000201000000C8000000BE1836E4DC575C57FC.png" xlink:type="simple" xlink:show="embed" xlink:actuate="onLoad" loext:mime-type="image/png">
            <text:p/>
          </draw:image>
        </draw:frame>
        <draw:frame draw:style-name="gr33" draw:text-style-name="P10" draw:layer="layout" svg:width="2.366cm" svg:height="2.7cm" svg:x="20.88cm" svg:y="16.1cm">
          <draw:image xlink:href="Pictures/10000201000000C8000000BEA45BEBA80D5B58EF.png" xlink:type="simple" xlink:show="embed" xlink:actuate="onLoad" loext:mime-type="image/png">
            <text:p/>
          </draw:image>
        </draw:frame>
        <draw:frame draw:style-name="gr33" draw:text-style-name="P10" draw:layer="layout" svg:width="2.368cm" svg:height="2.7cm" svg:x="23.9cm" svg:y="16.1cm">
          <draw:image xlink:href="Pictures/10000201000000C8000000BEFB28B088F7A945EA.png" xlink:type="simple" xlink:show="embed" xlink:actuate="onLoad" loext:mime-type="image/png">
            <text:p/>
          </draw:image>
        </draw:frame>
        <draw:connector draw:style-name="gr15" draw:text-style-name="P4" draw:layer="layout" draw:type="curve" svg:x1="22.1cm" svg:y1="13.585cm" svg:x2="22.085cm" svg:y2="16.1cm" draw:start-shape="id3" draw:start-glue-point="2" draw:end-shape="id5" draw:end-glue-point="0" svg:d="M22100 13585c0 1915-15 658-15 2515" svg:viewBox="0 0 16 2516">
          <text:p/>
        </draw:connector>
        <draw:connector draw:style-name="gr15" draw:text-style-name="P4" draw:layer="layout" draw:type="curve" svg:x1="22.1cm" svg:y1="13.585cm" svg:x2="19.031cm" svg:y2="16.1cm" draw:start-shape="id3" draw:start-glue-point="2" draw:end-shape="id6" draw:end-glue-point="0" svg:d="M22100 13585c0 1917-3069 660-3069 2515" svg:viewBox="0 0 3070 2516">
          <text:p/>
        </draw:connector>
        <draw:connector draw:style-name="gr15" draw:text-style-name="P4" draw:layer="layout" draw:type="curve" svg:x1="22.1cm" svg:y1="13.585cm" svg:x2="25.085cm" svg:y2="16.1cm" draw:start-shape="id3" draw:start-glue-point="2" draw:end-shape="id7" svg:d="M22100 13585c0 1915 2985 658 2985 2515" svg:viewBox="0 0 2986 2516">
          <text:p/>
        </draw:connector>
        <draw:frame draw:style-name="gr34" draw:text-style-name="P26" draw:layer="layout" svg:width="4.2cm" svg:height="1.361cm" svg:x="22.4cm" svg:y="2.2cm">
          <draw:text-box>
            <text:p text:style-name="P22"><text:span text:style-name="T5">User-defined</text:span><text:span text:style-name="T5"><text:line-break/></text:span><text:span text:style-name="T5">set of rules</text:span></text:p>
          </draw:text-box>
        </draw:frame>
        <draw:custom-shape draw:style-name="gr35" draw:text-style-name="P27" draw:layer="layout" svg:width="2.37cm" svg:height="2.9cm" svg:x="17.85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5" draw:id="id5" draw:layer="layout" svg:width="2.37cm" svg:height="2.9cm" svg:x="20.9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7" draw:id="id7" draw:layer="layout" svg:width="2.37cm" svg:height="2.9cm" svg:x="23.9cm" svg:y="1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7.73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3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9.43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0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1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2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3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4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5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26.62cm" svg:height="18.1cm" svg:x="0.7cm" svg:y="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g xml:id="id8" draw:id="id8">
          <draw:custom-shape draw:style-name="gr39" draw:text-style-name="P2" draw:layer="layout" svg:width="6.6cm" svg:height="3.235cm" svg:x="4.3cm" svg:y="10.35cm">
            <text:p text:style-name="P1"><text:span text:style-name="T1">IterHMMBuild</text:span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.3cm" svg:height="1.46cm" svg:x="6.9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line draw:style-name="gr3" draw:text-style-name="P4" draw:layer="layout" svg:x1="1.485cm" svg:y1="7.2cm" svg:x2="2.417cm" svg:y2="7.2cm">
          <text:p/>
        </draw:line>
        <draw:g>
          <draw:custom-shape draw:style-name="gr4" draw:text-style-name="P5" draw:layer="layout" svg:width="1.1cm" svg:height="1.428cm" svg:x="1.4cm" svg:y="1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9cm" svg:y1="10.259cm" svg:x2="2.279cm" svg:y2="10.259cm">
            <text:p/>
          </draw:line>
          <draw:line draw:style-name="gr3" draw:text-style-name="P4" draw:layer="layout" svg:x1="1.479cm" svg:y1="10.385cm" svg:x2="2.279cm" svg:y2="10.385cm">
            <text:p/>
          </draw:line>
          <draw:line draw:style-name="gr3" draw:text-style-name="P4" draw:layer="layout" svg:x1="1.479cm" svg:y1="10.511cm" svg:x2="2.279cm" svg:y2="10.511cm">
            <text:p/>
          </draw:line>
          <draw:line draw:style-name="gr3" draw:text-style-name="P4" draw:layer="layout" svg:x1="1.479cm" svg:y1="10.637cm" svg:x2="2.279cm" svg:y2="10.637cm">
            <text:p/>
          </draw:line>
          <draw:line draw:style-name="gr3" draw:text-style-name="P4" draw:layer="layout" svg:x1="1.479cm" svg:y1="10.763cm" svg:x2="2.279cm" svg:y2="10.763cm">
            <text:p/>
          </draw:line>
        </draw:g>
        <draw:g>
          <draw:custom-shape draw:style-name="gr5" draw:text-style-name="P6" draw:layer="layout" svg:width="1.095cm" svg:height="1.426cm" svg:x="1.4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cm" svg:y1="12.908cm" svg:x2="1.98cm" svg:y2="12.908cm">
            <text:p/>
          </draw:line>
          <draw:line draw:style-name="gr3" draw:text-style-name="P4" draw:layer="layout" svg:x1="1.48cm" svg:y1="13.034cm" svg:x2="1.98cm" svg:y2="13.034cm">
            <text:p/>
          </draw:line>
          <draw:line draw:style-name="gr3" draw:text-style-name="P4" draw:layer="layout" svg:x1="1.48cm" svg:y1="13.16cm" svg:x2="1.98cm" svg:y2="13.16cm">
            <text:p/>
          </draw:line>
          <draw:line draw:style-name="gr3" draw:text-style-name="P4" draw:layer="layout" svg:x1="1.48cm" svg:y1="13.286cm" svg:x2="1.98cm" svg:y2="13.286cm">
            <text:p/>
          </draw:line>
          <draw:line draw:style-name="gr3" draw:text-style-name="P4" draw:layer="layout" svg:x1="1.48cm" svg:y1="13.412cm" svg:x2="1.98cm" svg:y2="13.412cm">
            <text:p/>
          </draw:line>
        </draw:g>
        <draw:g xml:id="id9" draw:id="id9">
          <draw:custom-shape draw:style-name="gr6" draw:text-style-name="P7" draw:layer="layout" svg:width="3.2cm" svg:height="0.8cm" svg:x="12.895cm" svg:y="10.7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2cm" svg:height="0.8cm" svg:x="12.895cm" svg:y="11.5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3.2cm" svg:height="0.7cm" svg:x="12.895cm" svg:y="12.39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3.8cm" svg:height="3.8cm" svg:x="12.6cm" svg:y="10.05cm">
            <draw:image xlink:href="Pictures/1000020100000064000000645A33C15A723F29A8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40" draw:text-style-name="P12" draw:layer="layout" svg:width="6.6cm" svg:height="3.235cm" svg:x="18.8cm" svg:y="10.35cm">
            <text:p text:style-name="P11"><text:span text:style-name="T1">ProSeCDA</text:span></text:p>
            <text:p text:style-name="P1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3cm" svg:height="1.46cm" svg:x="21.4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13" draw:layer="layout" svg:width="1.879cm" svg:height="2.254cm" svg:x="18.454cm" svg:y="5.2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1.875cm" svg:height="2.264cm" svg:x="18.346cm" svg:y="5.39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1.88cm" svg:height="2.254cm" svg:x="18.233cm" svg:y="5.50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8.378cm" svg:y1="5.776cm" svg:x2="19.969cm" svg:y2="5.776cm">
            <text:p/>
          </draw:line>
          <draw:line draw:style-name="gr3" draw:text-style-name="P4" draw:layer="layout" svg:x1="18.378cm" svg:y1="6.118cm" svg:x2="19.969cm" svg:y2="6.118cm">
            <text:p/>
          </draw:line>
          <draw:line draw:style-name="gr3" draw:text-style-name="P4" draw:layer="layout" svg:x1="18.378cm" svg:y1="6.459cm" svg:x2="19.969cm" svg:y2="6.459cm">
            <text:p/>
          </draw:line>
          <draw:line draw:style-name="gr3" draw:text-style-name="P4" draw:layer="layout" svg:x1="18.378cm" svg:y1="6.801cm" svg:x2="19.969cm" svg:y2="6.801cm">
            <text:p/>
          </draw:line>
          <draw:line draw:style-name="gr3" draw:text-style-name="P4" draw:layer="layout" svg:x1="18.378cm" svg:y1="7.143cm" svg:x2="19.969cm" svg:y2="7.143cm">
            <text:p/>
          </draw:line>
          <draw:line draw:style-name="gr3" draw:text-style-name="P4" draw:layer="layout" svg:x1="18.378cm" svg:y1="7.485cm" svg:x2="19.969cm" svg:y2="7.485cm">
            <text:p/>
          </draw:line>
        </draw:g>
        <draw:frame draw:style-name="gr9" draw:text-style-name="P10" draw:layer="layout" svg:width="4.38cm" svg:height="4.782cm" svg:x="22.3cm" svg:y="3.018cm">
          <draw:image xlink:href="Pictures/100002010000029D000002DB05A1EF1748A7F94E.png" xlink:type="simple" xlink:show="embed" xlink:actuate="onLoad" loext:mime-type="image/png">
            <text:p/>
          </draw:image>
        </draw:frame>
        <draw:connector draw:style-name="gr15" draw:text-style-name="P4" draw:layer="layout" draw:type="line" svg:x1="10.9cm" svg:y1="11.967cm" svg:x2="12.6cm" svg:y2="11.95cm" draw:start-shape="id8" draw:start-glue-point="1" draw:end-shape="id9" draw:end-glue-point="3" svg:d="M10900 11967l1700-17" svg:viewBox="0 0 1701 18">
          <text:p/>
        </draw:connector>
        <draw:connector draw:style-name="gr3" draw:text-style-name="P4" draw:layer="layout" draw:type="curve" svg:x1="16.4cm" svg:y1="11.95cm" svg:x2="18.8cm" svg:y2="11.967cm" draw:start-shape="id9" draw:start-glue-point="1" draw:end-shape="id10" draw:end-glue-point="3" svg:d="M16400 11950c1770 0 570 17 2400 17" svg:viewBox="0 0 2401 18">
          <text:p/>
        </draw:connector>
        <draw:custom-shape draw:style-name="gr16" draw:text-style-name="P10" draw:layer="layout" svg:width="0.6cm" svg:height="6.2cm" svg:x="3.1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0" draw:layer="layout" svg:width="1.001cm" svg:height="5cm" draw:transform="rotate (-1.5702727280193) translate (24.701cm 8.499cm)">
          <text:p/>
          <draw:enhanced-geometry svg:viewBox="0 0 21600 21600" draw:glue-points="0 0 0 21600 21600 10800" draw:text-areas="0 ?f9 7800 ?f10" draw:type="right-brace" draw:modifiers="1800 10538.692261547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5" draw:layer="layout" svg:width="0.83cm" svg:height="0.5cm" svg:x="1.8cm" svg:y="13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1.8cm" svg:y="11.1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1.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5cm" svg:y1="7.7cm" svg:x2="2.417cm" svg:y2="7.7cm">
            <text:p/>
          </draw:line>
          <draw:line draw:style-name="gr3" draw:text-style-name="P4" draw:layer="layout" svg:x1="1.485cm" svg:y1="7.826cm" svg:x2="2.417cm" svg:y2="7.826cm">
            <text:p/>
          </draw:line>
          <draw:line draw:style-name="gr3" draw:text-style-name="P4" draw:layer="layout" svg:x1="1.485cm" svg:y1="7.952cm" svg:x2="2.417cm" svg:y2="7.952cm">
            <text:p/>
          </draw:line>
          <draw:line draw:style-name="gr3" draw:text-style-name="P4" draw:layer="layout" svg:x1="1.485cm" svg:y1="8.078cm" svg:x2="2.417cm" svg:y2="8.078cm">
            <text:p/>
          </draw:line>
          <draw:line draw:style-name="gr3" draw:text-style-name="P4" draw:layer="layout" svg:x1="1.485cm" svg:y1="8.204cm" svg:x2="2.417cm" svg:y2="8.204cm">
            <text:p/>
          </draw:line>
          <draw:custom-shape draw:style-name="gr18" draw:text-style-name="P15" draw:layer="layout" svg:width="0.83cm" svg:height="0.5cm" svg:x="1.8cm" svg:y="8.6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5" draw:layer="layout" svg:width="0.83cm" svg:height="0.5cm" svg:x="19.6cm" svg:y="7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15cm" svg:height="4.15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6cm" svg:y="7.6cm">
          <text:p text:style-name="P14"><text:span text:style-name="T3">YML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0.7cm" svg:height="0.2cm" svg:x="1.604cm" svg:y="7.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12.4cm" svg:x2="1.985cm" svg:y2="12.4cm">
          <text:p/>
        </draw:line>
        <draw:custom-shape draw:style-name="gr23" draw:text-style-name="P18" draw:layer="layout" svg:width="0.296cm" svg:height="0.2cm" svg:x="1.6cm" svg:y="12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9.8cm" svg:x2="2.285cm" svg:y2="9.8cm">
          <text:p/>
        </draw:line>
        <draw:custom-shape draw:style-name="gr24" draw:text-style-name="P19" draw:layer="layout" svg:width="0.7cm" svg:height="0.2cm" svg:x="1.55cm" svg:y="9.7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20" draw:layer="layout" svg:width="1.1cm" svg:height="1.428cm" svg:x="1.392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1cm" svg:y1="15.459cm" svg:x2="2.271cm" svg:y2="15.459cm">
            <text:p/>
          </draw:line>
          <draw:line draw:style-name="gr3" draw:text-style-name="P4" draw:layer="layout" svg:x1="1.471cm" svg:y1="15.585cm" svg:x2="2.271cm" svg:y2="15.585cm">
            <text:p/>
          </draw:line>
          <draw:line draw:style-name="gr3" draw:text-style-name="P4" draw:layer="layout" svg:x1="1.471cm" svg:y1="15.711cm" svg:x2="2.271cm" svg:y2="15.711cm">
            <text:p/>
          </draw:line>
          <draw:line draw:style-name="gr3" draw:text-style-name="P4" draw:layer="layout" svg:x1="1.471cm" svg:y1="15.837cm" svg:x2="2.271cm" svg:y2="15.837cm">
            <text:p/>
          </draw:line>
          <draw:line draw:style-name="gr3" draw:text-style-name="P4" draw:layer="layout" svg:x1="1.471cm" svg:y1="15.963cm" svg:x2="2.271cm" svg:y2="15.963cm">
            <text:p/>
          </draw:line>
        </draw:g>
        <draw:custom-shape draw:style-name="gr18" draw:text-style-name="P15" draw:layer="layout" svg:width="0.83cm" svg:height="0.5cm" svg:x="1.792cm" svg:y="16.3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77cm" svg:y1="15cm" svg:x2="2.277cm" svg:y2="15cm">
          <text:p/>
        </draw:line>
        <draw:custom-shape draw:style-name="gr26" draw:text-style-name="P21" draw:layer="layout" svg:width="0.7cm" svg:height="0.2cm" svg:x="1.55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3.2cm" svg:height="0.962cm" svg:x="12.9cm" svg:y="10.238cm">
          <draw:text-box>
            <text:p text:style-name="P22"><text:span text:style-name="T4">HMM DB</text:span></text:p>
          </draw:text-box>
        </draw:frame>
        <draw:g xml:id="id11" draw:id="id11">
          <draw:custom-shape draw:style-name="gr28" draw:text-style-name="P24" draw:layer="layout" svg:width="1.879cm" svg:height="2.254cm" svg:x="5.546cm" svg:y="5.4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1.875cm" svg:height="2.264cm" svg:x="5.438cm" svg:y="5.58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1.88cm" svg:height="2.254cm" svg:x="5.325cm" svg:y="5.696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24" draw:layer="layout" svg:x1="5.47cm" svg:y1="5.968cm" svg:x2="7.061cm" svg:y2="5.968cm">
            <text:p/>
          </draw:line>
          <draw:line draw:style-name="gr31" draw:text-style-name="P24" draw:layer="layout" svg:x1="5.47cm" svg:y1="6.31cm" svg:x2="7.061cm" svg:y2="6.31cm">
            <text:p/>
          </draw:line>
          <draw:line draw:style-name="gr31" draw:text-style-name="P24" draw:layer="layout" svg:x1="5.47cm" svg:y1="6.651cm" svg:x2="7.061cm" svg:y2="6.651cm">
            <text:p/>
          </draw:line>
          <draw:line draw:style-name="gr31" draw:text-style-name="P24" draw:layer="layout" svg:x1="5.47cm" svg:y1="6.993cm" svg:x2="7.061cm" svg:y2="6.993cm">
            <text:p/>
          </draw:line>
          <draw:line draw:style-name="gr31" draw:text-style-name="P24" draw:layer="layout" svg:x1="5.47cm" svg:y1="7.335cm" svg:x2="7.061cm" svg:y2="7.335cm">
            <text:p/>
          </draw:line>
          <draw:line draw:style-name="gr31" draw:text-style-name="P24" draw:layer="layout" svg:x1="5.47cm" svg:y1="7.677cm" svg:x2="7.061cm" svg:y2="7.677cm">
            <text:p/>
          </draw:line>
        </draw:g>
        <draw:custom-shape draw:style-name="gr18" draw:text-style-name="P15" draw:layer="layout" svg:width="0.83cm" svg:height="0.5cm" svg:x="6.692cm" svg:y="7.69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frame draw:style-name="gr32" draw:text-style-name="P25" draw:layer="layout" svg:width="5.2cm" svg:height="1.916cm" svg:x="3.8cm" svg:y="3.484cm">
          <draw:text-box>
            <text:p text:style-name="P22"><text:span text:style-name="T5">Protein database</text:span><text:span text:style-name="T5"><text:line-break/></text:span><text:span text:style-name="T5">to learn</text:span><text:span text:style-name="T5"><text:line-break/></text:span><text:span text:style-name="T5"> HMM profile</text:span></text:p>
          </draw:text-box>
        </draw:frame>
        <draw:connector draw:style-name="gr3" draw:text-style-name="P4" draw:layer="layout" draw:type="curve" svg:x1="6.375cm" svg:y1="7.95cm" svg:x2="7.6cm" svg:y2="10.35cm" draw:start-shape="id11" draw:start-glue-point="2" draw:end-shape="id8" draw:end-glue-point="0" svg:d="M6375 7950c0 1782 1225 582 1225 2400" svg:viewBox="0 0 1226 2401">
          <text:p/>
        </draw:connector>
        <draw:frame draw:style-name="gr32" draw:text-style-name="P25" draw:layer="layout" svg:width="5.9cm" svg:height="1.916cm" svg:x="16.3cm" svg:y="3.084cm">
          <draw:text-box>
            <text:p text:style-name="P22"><text:span text:style-name="T5">Protein database</text:span><text:span text:style-name="T5"><text:line-break/></text:span><text:span text:style-name="T5">to search proteins by domain architectures</text:span></text:p>
          </draw:text-box>
        </draw:frame>
        <draw:frame draw:style-name="gr33" draw:text-style-name="P10" xml:id="id13" draw:id="id13" draw:layer="layout" svg:width="2.368cm" svg:height="2.7cm" svg:x="17.847cm" svg:y="16.1cm">
          <draw:image xlink:href="Pictures/10000201000000C8000000BE1836E4DC575C57FC.png" xlink:type="simple" xlink:show="embed" xlink:actuate="onLoad" loext:mime-type="image/png">
            <text:p/>
          </draw:image>
        </draw:frame>
        <draw:frame draw:style-name="gr33" draw:text-style-name="P10" draw:layer="layout" svg:width="2.366cm" svg:height="2.7cm" svg:x="20.88cm" svg:y="16.1cm">
          <draw:image xlink:href="Pictures/10000201000000C8000000BEA45BEBA80D5B58EF.png" xlink:type="simple" xlink:show="embed" xlink:actuate="onLoad" loext:mime-type="image/png">
            <text:p/>
          </draw:image>
        </draw:frame>
        <draw:frame draw:style-name="gr33" draw:text-style-name="P10" draw:layer="layout" svg:width="2.368cm" svg:height="2.7cm" svg:x="23.9cm" svg:y="16.1cm">
          <draw:image xlink:href="Pictures/10000201000000C8000000BEFB28B088F7A945EA.png" xlink:type="simple" xlink:show="embed" xlink:actuate="onLoad" loext:mime-type="image/png">
            <text:p/>
          </draw:image>
        </draw:frame>
        <draw:connector draw:style-name="gr15" draw:text-style-name="P4" draw:layer="layout" draw:type="curve" svg:x1="22.1cm" svg:y1="13.585cm" svg:x2="22.085cm" svg:y2="16.1cm" draw:start-shape="id10" draw:start-glue-point="2" draw:end-shape="id12" draw:end-glue-point="0" svg:d="M22100 13585c0 1915-15 658-15 2515" svg:viewBox="0 0 16 2516">
          <text:p/>
        </draw:connector>
        <draw:connector draw:style-name="gr15" draw:text-style-name="P4" draw:layer="layout" draw:type="curve" svg:x1="22.1cm" svg:y1="13.585cm" svg:x2="19.031cm" svg:y2="16.1cm" draw:start-shape="id10" draw:start-glue-point="2" draw:end-shape="id13" draw:end-glue-point="0" svg:d="M22100 13585c0 1917-3069 660-3069 2515" svg:viewBox="0 0 3070 2516">
          <text:p/>
        </draw:connector>
        <draw:connector draw:style-name="gr15" draw:text-style-name="P4" draw:layer="layout" draw:type="curve" svg:x1="22.1cm" svg:y1="13.585cm" svg:x2="25.085cm" svg:y2="16.1cm" draw:start-shape="id10" draw:start-glue-point="2" draw:end-shape="id14" svg:d="M22100 13585c0 1915 2985 658 2985 2515" svg:viewBox="0 0 2986 2516">
          <text:p/>
        </draw:connector>
        <draw:frame draw:style-name="gr34" draw:text-style-name="P26" draw:layer="layout" svg:width="4.2cm" svg:height="1.361cm" svg:x="22.4cm" svg:y="2.2cm">
          <draw:text-box>
            <text:p text:style-name="P22"><text:span text:style-name="T5">User-defined</text:span><text:span text:style-name="T5"><text:line-break/></text:span><text:span text:style-name="T5">set of rules</text:span></text:p>
          </draw:text-box>
        </draw:frame>
        <draw:custom-shape draw:style-name="gr35" draw:text-style-name="P27" draw:layer="layout" svg:width="2.37cm" svg:height="2.9cm" svg:x="17.85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12" draw:id="id12" draw:layer="layout" svg:width="2.37cm" svg:height="2.9cm" svg:x="20.9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14" draw:id="id14" draw:layer="layout" svg:width="2.37cm" svg:height="2.9cm" svg:x="23.9cm" svg:y="1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7.73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3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9.43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0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1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2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3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4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5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26.62cm" svg:height="18.1cm" svg:x="0.7cm" svg:y="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8" draw:layer="layout" svg:width="19.798cm" svg:height="11.136cm" svg:x="0.6cm" svg:y="2.257cm" draw:page-number="2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41" draw:text-style-name="P29" draw:layer="layout" svg:width="9.33cm" svg:height="21cm" svg:x="18.8cm" svg:y="0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9" draw:layer="layout" svg:width="9.33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258cm" svg:height="3.243cm" svg:x="0.842cm" svg:y="10.9cm">
          <draw:image xlink:href="Pictures/1000020100000064000000645A33C15A723F29A8.png" xlink:type="simple" xlink:show="embed" xlink:actuate="onLoad" loext:mime-type="image/png">
            <text:p/>
          </draw:image>
        </draw:frame>
        <draw:custom-shape draw:style-name="gr42" draw:text-style-name="P13" xml:id="id15" draw:id="id15" draw:layer="layout" svg:width="3.283cm" svg:height="3.943cm" svg:x="3.65cm" svg:y="15.2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3.283cm" svg:height="3.955cm" svg:x="3.455cm" svg:y="15.38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3.28cm" svg:height="3.943cm" svg:x="3.283cm" svg:y="15.57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528cm" svg:y1="16.05cm" svg:x2="6.299cm" svg:y2="16.05cm">
          <text:p/>
        </draw:line>
        <draw:line draw:style-name="gr3" draw:text-style-name="P4" draw:layer="layout" svg:x1="3.528cm" svg:y1="16.648cm" svg:x2="6.299cm" svg:y2="16.648cm">
          <text:p/>
        </draw:line>
        <draw:line draw:style-name="gr3" draw:text-style-name="P4" draw:layer="layout" svg:x1="3.528cm" svg:y1="17.245cm" svg:x2="6.299cm" svg:y2="17.245cm">
          <text:p/>
        </draw:line>
        <draw:line draw:style-name="gr3" draw:text-style-name="P4" draw:layer="layout" svg:x1="3.528cm" svg:y1="17.842cm" svg:x2="6.299cm" svg:y2="17.842cm">
          <text:p/>
        </draw:line>
        <draw:line draw:style-name="gr3" draw:text-style-name="P4" draw:layer="layout" svg:x1="3.528cm" svg:y1="18.44cm" svg:x2="6.299cm" svg:y2="18.44cm">
          <text:p/>
        </draw:line>
        <draw:line draw:style-name="gr3" draw:text-style-name="P4" draw:layer="layout" svg:x1="3.528cm" svg:y1="19.037cm" svg:x2="6.299cm" svg:y2="19.037cm">
          <text:p/>
        </draw:line>
        <draw:custom-shape draw:style-name="gr45" draw:text-style-name="P17" draw:layer="layout" svg:width="0.677cm" svg:height="0.203cm" svg:x="3.855cm" svg:y="15.95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677cm" svg:height="0.203cm" svg:x="4.882cm" svg:y="15.9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0" draw:layer="layout" svg:width="0.848cm" svg:height="0.203cm" svg:x="5.308cm" svg:y="16.5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1" draw:layer="layout" svg:width="0.355cm" svg:height="0.203cm" svg:x="4.703cm" svg:y="16.55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2" draw:layer="layout" svg:width="0.519cm" svg:height="0.203cm" svg:x="3.676cm" svg:y="16.55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71cm" svg:height="0.208cm" svg:x="3.755cm" svg:y="17.14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0.677cm" svg:height="0.208cm" svg:x="4.631cm" svg:y="17.14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0.422cm" svg:height="0.208cm" svg:x="5.484cm" svg:y="17.14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2.305cm" svg:height="0.213cm" svg:x="3.855cm" svg:y="17.74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6" draw:layer="layout" svg:width="0.677cm" svg:height="0.203cm" svg:x="5.308cm" svg:y="18.3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677cm" svg:height="0.203cm" svg:x="4.03cm" svg:y="18.34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0.677cm" svg:height="0.208cm" svg:x="3.855cm" svg:y="18.9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7" draw:layer="layout" svg:width="0.676cm" svg:height="0.208cm" svg:x="5.058cm" svg:y="1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257cm" svg:height="0.208cm" svg:x="4.195cm" svg:y="17.14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1" draw:layer="layout" svg:width="0.354cm" svg:height="0.208cm" svg:x="5.906cm" svg:y="18.9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58cm" svg:height="0.203cm" svg:x="5.823cm" svg:y="15.952cm">
          <text:p/>
          <draw:enhanced-geometry svg:viewBox="0 0 21600 21600" draw:type="rectangle" draw:enhanced-path="M 0 0 L 21600 0 21600 21600 0 21600 0 0 Z N"/>
        </draw:custom-shape>
        <draw:g>
          <draw:custom-shape draw:style-name="gr55" draw:text-style-name="P13" draw:layer="layout" svg:width="3.268cm" svg:height="3.877cm" svg:x="3.715cm" svg:y="5.1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3" draw:layer="layout" svg:width="3.249cm" svg:height="3.903cm" svg:x="3.527cm" svg:y="5.363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3" draw:layer="layout" svg:width="3.269cm" svg:height="3.877cm" svg:x="3.333cm" svg:y="5.55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585cm" svg:y1="6.021cm" svg:x2="6.346cm" svg:y2="6.021cm">
            <text:p/>
          </draw:line>
          <draw:line draw:style-name="gr3" draw:text-style-name="P4" draw:layer="layout" svg:x1="3.585cm" svg:y1="6.609cm" svg:x2="6.346cm" svg:y2="6.609cm">
            <text:p/>
          </draw:line>
          <draw:line draw:style-name="gr3" draw:text-style-name="P4" draw:layer="layout" svg:x1="3.585cm" svg:y1="7.196cm" svg:x2="6.346cm" svg:y2="7.196cm">
            <text:p/>
          </draw:line>
          <draw:line draw:style-name="gr3" draw:text-style-name="P4" draw:layer="layout" svg:x1="3.585cm" svg:y1="7.785cm" svg:x2="6.346cm" svg:y2="7.785cm">
            <text:p/>
          </draw:line>
          <draw:line draw:style-name="gr3" draw:text-style-name="P4" draw:layer="layout" svg:x1="3.585cm" svg:y1="8.374cm" svg:x2="6.346cm" svg:y2="8.374cm">
            <text:p/>
          </draw:line>
          <draw:line draw:style-name="gr3" draw:text-style-name="P4" draw:layer="layout" svg:x1="3.585cm" svg:y1="8.962cm" svg:x2="6.346cm" svg:y2="8.962cm">
            <text:p/>
          </draw:line>
        </draw:g>
        <draw:frame draw:style-name="gr58" draw:text-style-name="P25" draw:layer="layout" svg:width="5.9cm" svg:height="1.361cm" svg:x="2.3cm" svg:y="3.484cm">
          <draw:text-box>
            <text:p text:style-name="P22"><text:span text:style-name="T5">Protein database</text:span><text:span text:style-name="T5"><text:line-break/></text:span><text:span text:style-name="T5">of interest</text:span></text:p>
          </draw:text-box>
        </draw:frame>
        <draw:custom-shape draw:style-name="gr59" draw:text-style-name="P38" draw:layer="layout" svg:width="1.1cm" svg:height="0.65cm" svg:x="6.032cm" svg:y="18.992cm">
          <text:p text:style-name="P37"><text:span text:style-name="T5">FA</text:span></text:p>
          <draw:enhanced-geometry svg:viewBox="0 0 21600 21600" draw:type="rectangle" draw:enhanced-path="M 0 0 L 21600 0 21600 21600 0 21600 0 0 Z N"/>
        </draw:custom-shape>
        <draw:custom-shape draw:style-name="gr59" draw:text-style-name="P38" draw:layer="layout" svg:width="1.1cm" svg:height="0.65cm" svg:x="6.032cm" svg:y="8.892cm">
          <text:p text:style-name="P37"><text:span text:style-name="T5">FA</text:span></text:p>
          <draw:enhanced-geometry svg:viewBox="0 0 21600 21600" draw:type="rectangle" draw:enhanced-path="M 0 0 L 21600 0 21600 21600 0 21600 0 0 Z N"/>
        </draw:custom-shape>
        <draw:frame draw:style-name="gr9" draw:text-style-name="P10" xml:id="id17" draw:id="id17" draw:layer="layout" svg:width="6.6cm" svg:height="7.2cm" svg:x="10.75cm" svg:y="8.518cm">
          <draw:image xlink:href="Pictures/100002010000029D000002DB05A1EF1748A7F94E.png" xlink:type="simple" xlink:show="embed" xlink:actuate="onLoad" loext:mime-type="image/png">
            <text:p/>
          </draw:image>
        </draw:frame>
        <draw:custom-shape draw:style-name="gr60" draw:text-style-name="P10" xml:id="id16" draw:id="id16" draw:layer="layout" svg:width="6.354cm" svg:height="6.34cm" svg:x="10.846cm" svg:y="9.297cm">
          <text:p/>
          <draw:enhanced-geometry svg:viewBox="0 0 21600 21600" draw:type="rectangle" draw:enhanced-path="M 0 0 L 21600 0 21600 21600 0 21600 0 0 Z N"/>
        </draw:custom-shape>
        <draw:frame draw:style-name="gr61" draw:text-style-name="P39" draw:layer="layout" svg:width="5.7cm" svg:height="1.825cm" svg:x="11.1cm" svg:y="7.4cm">
          <draw:text-box>
            <text:p text:style-name="P22"><text:span text:style-name="T6">User-defined</text:span><text:span text:style-name="T6"><text:line-break/></text:span><text:span text:style-name="T6">set of rules</text:span></text:p>
          </draw:text-box>
        </draw:frame>
        <draw:frame draw:style-name="gr33" draw:text-style-name="P10" draw:layer="layout" svg:width="2.961cm" svg:height="3.369cm" svg:x="22.274cm" svg:y="5cm">
          <draw:image xlink:href="Pictures/10000201000000C8000000BE1836E4DC575C57FC.png" xlink:type="simple" xlink:show="embed" xlink:actuate="onLoad" loext:mime-type="image/png">
            <text:p/>
          </draw:image>
        </draw:frame>
        <draw:frame draw:style-name="gr33" draw:text-style-name="P10" draw:layer="layout" svg:width="2.954cm" svg:height="3.369cm" svg:x="22.319cm" svg:y="10.286cm">
          <draw:image xlink:href="Pictures/10000201000000C8000000BEA45BEBA80D5B58EF.png" xlink:type="simple" xlink:show="embed" xlink:actuate="onLoad" loext:mime-type="image/png">
            <text:p/>
          </draw:image>
        </draw:frame>
        <draw:frame draw:style-name="gr33" draw:text-style-name="P10" draw:layer="layout" svg:width="2.962cm" svg:height="3.369cm" svg:x="22.34cm" svg:y="15.673cm">
          <draw:image xlink:href="Pictures/10000201000000C8000000BEFB28B088F7A945EA.png" xlink:type="simple" xlink:show="embed" xlink:actuate="onLoad" loext:mime-type="image/png">
            <text:p/>
          </draw:image>
        </draw:frame>
        <draw:custom-shape draw:style-name="gr62" draw:text-style-name="P27" xml:id="id18" draw:id="id18" draw:layer="layout" svg:width="2.958cm" svg:height="3.618cm" svg:x="22.283cm" svg:y="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xml:id="id19" draw:id="id19" draw:layer="layout" svg:width="2.964cm" svg:height="3.619cm" svg:x="22.34cm" svg:y="10.28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xml:id="id20" draw:id="id20" draw:layer="layout" svg:width="2.964cm" svg:height="3.618cm" svg:x="22.34cm" svg:y="15.67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0.752cm" svg:height="0.625cm" svg:x="22.13cm" svg:y="8.49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.124cm" svg:height="0.625cm" svg:x="23.008cm" svg:y="8.492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.124cm" svg:height="0.625cm" svg:x="24.253cm" svg:y="8.49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0.746cm" svg:height="0.622cm" svg:x="22.183cm" svg:y="13.78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1.124cm" svg:height="0.622cm" svg:x="23.055cm" svg:y="13.782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1.124cm" svg:height="0.622cm" svg:x="24.306cm" svg:y="13.78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69" draw:text-style-name="P15" draw:layer="layout" svg:width="0.746cm" svg:height="0.625cm" svg:x="22.183cm" svg:y="19.16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.124cm" svg:height="0.625cm" svg:x="23.055cm" svg:y="19.165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.124cm" svg:height="0.625cm" svg:x="24.306cm" svg:y="19.165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70" draw:text-style-name="P38" draw:layer="layout" svg:width="1.4cm" svg:height="0.65cm" svg:x="16.032cm" svg:y="15.292cm">
          <text:p text:style-name="P37"><text:span text:style-name="T5">YML</text:span></text:p>
          <draw:enhanced-geometry svg:viewBox="0 0 21600 21600" draw:type="rectangle" draw:enhanced-path="M 0 0 L 21600 0 21600 21600 0 21600 0 0 Z N"/>
        </draw:custom-shape>
        <draw:custom-shape draw:style-name="gr71" draw:text-style-name="P41" draw:layer="layout" svg:width="9.33cm" svg:height="2.384cm" svg:x="0cm" svg:y="0cm">
          <text:p text:style-name="P40"><text:span text:style-name="T7">ANNOTATION</text:span></text:p>
          <draw:enhanced-geometry svg:viewBox="0 0 21600 21600" draw:type="rectangle" draw:enhanced-path="M 0 0 L 21600 0 21600 21600 0 21600 0 0 Z N"/>
        </draw:custom-shape>
        <draw:custom-shape draw:style-name="gr71" draw:text-style-name="P41" draw:layer="layout" svg:width="9.33cm" svg:height="2.384cm" svg:x="9.4cm" svg:y="0cm">
          <text:p text:style-name="P40"><text:span text:style-name="T7">FILTERING</text:span></text:p>
          <draw:enhanced-geometry svg:viewBox="0 0 21600 21600" draw:type="rectangle" draw:enhanced-path="M 0 0 L 21600 0 21600 21600 0 21600 0 0 Z N"/>
        </draw:custom-shape>
        <draw:custom-shape draw:style-name="gr72" draw:text-style-name="P41" draw:layer="layout" svg:width="9.2cm" svg:height="2.37cm" svg:x="18.8cm" svg:y="0cm">
          <text:p text:style-name="P40"><text:span text:style-name="T7">OUTPUT</text:span></text:p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3.2cm" svg:height="0.962cm" svg:x="0.9cm" svg:y="11.038cm">
          <draw:text-box>
            <text:p text:style-name="P22"><text:span text:style-name="T4">HMM DB</text:span></text:p>
          </draw:text-box>
        </draw:frame>
        <draw:line draw:style-name="gr73" draw:text-style-name="P4" draw:layer="layout" svg:x1="5.2cm" svg:y1="10cm" svg:x2="5.2cm" svg:y2="14.8cm">
          <text:p/>
        </draw:line>
        <draw:connector draw:style-name="gr73" draw:text-style-name="P4" draw:layer="layout" draw:type="curve" svg:x1="6.933cm" svg:y1="17.185cm" svg:x2="10.846cm" svg:y2="12.467cm" draw:start-shape="id15" draw:start-glue-point="1" draw:end-shape="id16" draw:end-glue-point="3" svg:d="M6933 17185c2947 0 991-4718 3913-4718" svg:viewBox="0 0 3914 4719">
          <text:p/>
        </draw:connector>
        <draw:connector draw:style-name="gr15" draw:text-style-name="P4" draw:layer="layout" draw:type="curve" svg:x1="17.35cm" svg:y1="12.118cm" svg:x2="22.283cm" svg:y2="6.809cm" draw:start-shape="id17" draw:start-glue-point="1" draw:end-shape="id18" draw:end-glue-point="3" svg:d="M17350 12118c3699 0 1233-5309 4933-5309" svg:viewBox="0 0 4934 5310">
          <text:p/>
        </draw:connector>
        <draw:connector draw:style-name="gr15" draw:text-style-name="P4" draw:layer="layout" draw:type="curve" svg:x1="17.35cm" svg:y1="12.118cm" svg:x2="22.34cm" svg:y2="12.095cm" draw:start-shape="id17" draw:start-glue-point="1" draw:end-shape="id19" draw:end-glue-point="3" svg:d="M17350 12118c3742 0 1248-23 4990-23" svg:viewBox="0 0 4991 24">
          <text:p/>
        </draw:connector>
        <draw:connector draw:style-name="gr15" draw:text-style-name="P4" draw:layer="layout" draw:type="curve" svg:x1="17.35cm" svg:y1="12.118cm" svg:x2="22.34cm" svg:y2="17.482cm" draw:start-shape="id17" draw:start-glue-point="1" draw:end-shape="id20" draw:end-glue-point="3" svg:d="M17350 12118c3742 0 1248 5364 4990 5364" svg:viewBox="0 0 4991 5365">
          <text:p/>
        </draw:connector>
        <presentation:notes draw:style-name="dp2">
          <draw:page-thumbnail draw:style-name="gr38" draw:layer="layout" svg:width="19.798cm" svg:height="11.136cm" svg:x="0.6cm" svg:y="2.257cm" draw:page-number="3" presentation:class="page"/>
          <draw:frame presentation:style-name="pr1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line draw:style-name="gr3" draw:text-style-name="P4" draw:layer="layout" svg:x1="11.05cm" svg:y1="13.684cm" svg:x2="12.95cm" svg:y2="13.684cm">
          <text:p/>
        </draw:line>
        <draw:line draw:style-name="gr3" draw:text-style-name="P4" draw:layer="layout" svg:x1="5.277cm" svg:y1="4.9cm" svg:x2="6.209cm" svg:y2="4.9cm">
          <text:p/>
        </draw:line>
        <draw:g>
          <draw:custom-shape draw:style-name="gr4" draw:text-style-name="P5" draw:layer="layout" svg:width="1.1cm" svg:height="1.428cm" svg:x="5.192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1cm" svg:y1="7.959cm" svg:x2="6.071cm" svg:y2="7.959cm">
            <text:p/>
          </draw:line>
          <draw:line draw:style-name="gr3" draw:text-style-name="P4" draw:layer="layout" svg:x1="5.271cm" svg:y1="8.085cm" svg:x2="6.071cm" svg:y2="8.085cm">
            <text:p/>
          </draw:line>
          <draw:line draw:style-name="gr3" draw:text-style-name="P4" draw:layer="layout" svg:x1="5.271cm" svg:y1="8.211cm" svg:x2="6.071cm" svg:y2="8.211cm">
            <text:p/>
          </draw:line>
          <draw:line draw:style-name="gr3" draw:text-style-name="P4" draw:layer="layout" svg:x1="5.271cm" svg:y1="8.337cm" svg:x2="6.071cm" svg:y2="8.337cm">
            <text:p/>
          </draw:line>
          <draw:line draw:style-name="gr3" draw:text-style-name="P4" draw:layer="layout" svg:x1="5.271cm" svg:y1="8.463cm" svg:x2="6.071cm" svg:y2="8.463cm">
            <text:p/>
          </draw:line>
        </draw:g>
        <draw:g>
          <draw:custom-shape draw:style-name="gr5" draw:text-style-name="P6" draw:layer="layout" svg:width="1.095cm" svg:height="1.426cm" svg:x="5.192cm" svg:y="10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2cm" svg:y1="10.608cm" svg:x2="5.772cm" svg:y2="10.608cm">
            <text:p/>
          </draw:line>
          <draw:line draw:style-name="gr3" draw:text-style-name="P4" draw:layer="layout" svg:x1="5.272cm" svg:y1="10.734cm" svg:x2="5.772cm" svg:y2="10.734cm">
            <text:p/>
          </draw:line>
          <draw:line draw:style-name="gr3" draw:text-style-name="P4" draw:layer="layout" svg:x1="5.272cm" svg:y1="10.86cm" svg:x2="5.772cm" svg:y2="10.86cm">
            <text:p/>
          </draw:line>
          <draw:line draw:style-name="gr3" draw:text-style-name="P4" draw:layer="layout" svg:x1="5.272cm" svg:y1="10.986cm" svg:x2="5.772cm" svg:y2="10.986cm">
            <text:p/>
          </draw:line>
          <draw:line draw:style-name="gr3" draw:text-style-name="P4" draw:layer="layout" svg:x1="5.272cm" svg:y1="11.112cm" svg:x2="5.772cm" svg:y2="11.112cm">
            <text:p/>
          </draw:line>
        </draw:g>
        <draw:custom-shape draw:style-name="gr18" draw:text-style-name="P15" draw:layer="layout" svg:width="0.83cm" svg:height="0.5cm" svg:x="5.592cm" svg:y="11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5.592cm" svg:y="8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5.192cm" svg:y="5.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7cm" svg:y1="5.4cm" svg:x2="6.209cm" svg:y2="5.4cm">
            <text:p/>
          </draw:line>
          <draw:line draw:style-name="gr3" draw:text-style-name="P4" draw:layer="layout" svg:x1="5.277cm" svg:y1="5.526cm" svg:x2="6.209cm" svg:y2="5.526cm">
            <text:p/>
          </draw:line>
          <draw:line draw:style-name="gr3" draw:text-style-name="P4" draw:layer="layout" svg:x1="5.277cm" svg:y1="5.652cm" svg:x2="6.209cm" svg:y2="5.652cm">
            <text:p/>
          </draw:line>
          <draw:line draw:style-name="gr3" draw:text-style-name="P4" draw:layer="layout" svg:x1="5.277cm" svg:y1="5.778cm" svg:x2="6.209cm" svg:y2="5.778cm">
            <text:p/>
          </draw:line>
          <draw:line draw:style-name="gr3" draw:text-style-name="P4" draw:layer="layout" svg:x1="5.277cm" svg:y1="5.904cm" svg:x2="6.209cm" svg:y2="5.904cm">
            <text:p/>
          </draw:line>
          <draw:custom-shape draw:style-name="gr18" draw:text-style-name="P15" draw:layer="layout" svg:width="0.83cm" svg:height="0.5cm" svg:x="5.592cm" svg:y="6.3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7" draw:layer="layout" svg:width="0.7cm" svg:height="0.2cm" svg:x="5.396cm" svg:y="4.8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77cm" svg:y1="10.1cm" svg:x2="5.777cm" svg:y2="10.1cm">
          <text:p/>
        </draw:line>
        <draw:custom-shape draw:style-name="gr23" draw:text-style-name="P18" draw:layer="layout" svg:width="0.296cm" svg:height="0.2cm" svg:x="5.392cm" svg:y="10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77cm" svg:y1="7.5cm" svg:x2="6.077cm" svg:y2="7.5cm">
          <text:p/>
        </draw:line>
        <draw:custom-shape draw:style-name="gr24" draw:text-style-name="P19" draw:layer="layout" svg:width="0.7cm" svg:height="0.2cm" svg:x="5.342cm" svg:y="7.4cm">
          <text:p/>
          <draw:enhanced-geometry svg:viewBox="0 0 21600 21600" draw:type="rectangle" draw:enhanced-path="M 0 0 L 21600 0 21600 21600 0 21600 0 0 Z N"/>
        </draw:custom-shape>
        <draw:g>
          <draw:custom-shape draw:style-name="gr74" draw:text-style-name="P43" draw:layer="layout" svg:width="1.1cm" svg:height="1.428cm" svg:x="5.184cm" svg:y="12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63cm" svg:y1="13.159cm" svg:x2="6.063cm" svg:y2="13.159cm">
            <text:p/>
          </draw:line>
          <draw:line draw:style-name="gr3" draw:text-style-name="P4" draw:layer="layout" svg:x1="5.263cm" svg:y1="13.285cm" svg:x2="6.063cm" svg:y2="13.285cm">
            <text:p/>
          </draw:line>
          <draw:line draw:style-name="gr3" draw:text-style-name="P4" draw:layer="layout" svg:x1="5.263cm" svg:y1="13.411cm" svg:x2="6.063cm" svg:y2="13.411cm">
            <text:p/>
          </draw:line>
          <draw:line draw:style-name="gr3" draw:text-style-name="P4" draw:layer="layout" svg:x1="5.263cm" svg:y1="13.537cm" svg:x2="6.063cm" svg:y2="13.537cm">
            <text:p/>
          </draw:line>
          <draw:line draw:style-name="gr3" draw:text-style-name="P4" draw:layer="layout" svg:x1="5.263cm" svg:y1="13.663cm" svg:x2="6.063cm" svg:y2="13.663cm">
            <text:p/>
          </draw:line>
        </draw:g>
        <draw:custom-shape draw:style-name="gr18" draw:text-style-name="P15" draw:layer="layout" svg:width="0.83cm" svg:height="0.5cm" svg:x="5.584cm" svg:y="14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69cm" svg:y1="12.7cm" svg:x2="6.069cm" svg:y2="12.7cm">
          <text:p/>
        </draw:line>
        <draw:custom-shape draw:style-name="gr75" draw:text-style-name="P44" draw:layer="layout" svg:width="0.7cm" svg:height="0.2cm" svg:x="5.342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0.746cm" svg:height="0.748cm" svg:x="13.915cm" svg:y="4.844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6B0000006BED108A68053D6FB4.png" xlink:type="simple" xlink:show="embed" xlink:actuate="onLoad" loext:mime-type="image/png"/>
        </draw:frame>
        <draw:frame draw:style-name="gr9" draw:text-style-name="P10" draw:layer="layout" svg:width="0.746cm" svg:height="0.748cm" svg:x="13.969cm" svg:y="3.796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2EEE69DD5ABB3238.png" xlink:type="simple" xlink:show="embed" xlink:actuate="onLoad" loext:mime-type="image/png"/>
        </draw:frame>
        <draw:frame draw:style-name="gr9" draw:text-style-name="P10" draw:layer="layout" svg:width="0.746cm" svg:height="0.748cm" svg:x="13.915cm" svg:y="6.844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6B0000006BED108A68053D6FB4.png" xlink:type="simple" xlink:show="embed" xlink:actuate="onLoad" loext:mime-type="image/png"/>
        </draw:frame>
        <draw:frame draw:style-name="gr9" draw:text-style-name="P10" draw:layer="layout" svg:width="0.746cm" svg:height="0.748cm" svg:x="13.969cm" svg:y="5.796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2EEE69DD5ABB3238.png" xlink:type="simple" xlink:show="embed" xlink:actuate="onLoad" loext:mime-type="image/png"/>
        </draw:frame>
        <draw:frame draw:style-name="gr76" draw:text-style-name="P45" draw:layer="layout" svg:width="2.831cm" svg:height="0.726cm" svg:x="11.277cm" svg:y="4.303cm">
          <draw:text-box>
            <text:p><text:span text:style-name="T8">Family A1</text:span></text:p>
          </draw:text-box>
        </draw:frame>
        <draw:frame draw:style-name="gr76" draw:text-style-name="P45" draw:layer="layout" svg:width="2.831cm" svg:height="0.726cm" svg:x="11.278cm" svg:y="6.303cm">
          <draw:text-box>
            <text:p><text:span text:style-name="T8">Family A2</text:span></text:p>
          </draw:text-box>
        </draw:frame>
        <draw:line draw:style-name="gr77" draw:text-style-name="P46" draw:layer="layout" svg:x1="13.723cm" svg:y1="3.674cm" svg:x2="13.723cm" svg:y2="5.674cm">
          <text:p/>
        </draw:line>
        <draw:line draw:style-name="gr78" draw:text-style-name="P46" draw:layer="layout" svg:x1="11.323cm" svg:y1="3.674cm" svg:x2="19.123cm" svg:y2="3.674cm">
          <text:p/>
        </draw:line>
        <draw:custom-shape draw:style-name="gr79" draw:text-style-name="P17" draw:layer="layout" svg:width="0.8cm" svg:height="0.24cm" svg:x="16.327cm" svg:y="4.13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0.746cm" svg:height="0.748cm" svg:x="13.916cm" svg:y="8.845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6B0000006BED108A68053D6FB4.png" xlink:type="simple" xlink:show="embed" xlink:actuate="onLoad" loext:mime-type="image/png"/>
        </draw:frame>
        <draw:frame draw:style-name="gr9" draw:text-style-name="P10" draw:layer="layout" svg:width="0.746cm" svg:height="0.748cm" svg:x="13.97cm" svg:y="7.797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2EEE69DD5ABB3238.png" xlink:type="simple" xlink:show="embed" xlink:actuate="onLoad" loext:mime-type="image/png"/>
        </draw:frame>
        <draw:frame draw:style-name="gr76" draw:text-style-name="P45" draw:layer="layout" svg:width="2.831cm" svg:height="0.726cm" svg:x="11.279cm" svg:y="8.304cm">
          <draw:text-box>
            <text:p><text:span text:style-name="T8">Family A3</text:span></text:p>
          </draw:text-box>
        </draw:frame>
        <draw:line draw:style-name="gr77" draw:text-style-name="P46" draw:layer="layout" svg:x1="11.323cm" svg:y1="5.674cm" svg:x2="19.123cm" svg:y2="5.674cm">
          <text:p/>
        </draw:line>
        <draw:line draw:style-name="gr77" draw:text-style-name="P46" draw:layer="layout" svg:x1="11.323cm" svg:y1="7.674cm" svg:x2="19.123cm" svg:y2="7.674cm">
          <text:p/>
        </draw:line>
        <draw:line draw:style-name="gr80" draw:text-style-name="P4" draw:layer="layout" svg:x1="13.723cm" svg:y1="4.674cm" svg:x2="19.023cm" svg:y2="4.674cm">
          <text:p/>
        </draw:line>
        <draw:line draw:style-name="gr77" draw:text-style-name="P46" draw:layer="layout" svg:x1="13.723cm" svg:y1="5.674cm" svg:x2="13.723cm" svg:y2="7.674cm">
          <text:p/>
        </draw:line>
        <draw:line draw:style-name="gr80" draw:text-style-name="P4" draw:layer="layout" svg:x1="13.723cm" svg:y1="6.674cm" svg:x2="19.023cm" svg:y2="6.674cm">
          <text:p/>
        </draw:line>
        <draw:line draw:style-name="gr77" draw:text-style-name="P46" draw:layer="layout" svg:x1="13.723cm" svg:y1="7.674cm" svg:x2="13.723cm" svg:y2="9.674cm">
          <text:p/>
        </draw:line>
        <draw:line draw:style-name="gr80" draw:text-style-name="P4" draw:layer="layout" svg:x1="13.723cm" svg:y1="8.674cm" svg:x2="19.023cm" svg:y2="8.674cm">
          <text:p/>
        </draw:line>
        <draw:line draw:style-name="gr77" draw:text-style-name="P46" draw:layer="layout" svg:x1="11.323cm" svg:y1="9.674cm" svg:x2="19.123cm" svg:y2="9.674cm">
          <text:p/>
        </draw:line>
        <draw:line draw:style-name="gr3" draw:text-style-name="P4" draw:layer="layout" svg:x1="19.123cm" svg:y1="3.674cm" svg:x2="19.123cm" svg:y2="9.674cm">
          <text:p/>
        </draw:line>
        <draw:line draw:style-name="gr3" draw:text-style-name="P4" draw:layer="layout" svg:x1="11.323cm" svg:y1="3.674cm" svg:x2="11.323cm" svg:y2="9.674cm">
          <text:p/>
        </draw:line>
        <draw:custom-shape draw:style-name="gr81" draw:text-style-name="P19" draw:layer="layout" svg:width="0.8cm" svg:height="0.24cm" svg:x="15.927cm" svg:y="6.03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4" draw:layer="layout" svg:width="0.8cm" svg:height="0.24cm" svg:x="17.127cm" svg:y="6.03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4" draw:layer="layout" svg:width="0.8cm" svg:height="0.24cm" svg:x="15.927cm" svg:y="8.0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96cm" svg:height="0.24cm" svg:x="17.227cm" svg:y="8.03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2.37cm" svg:height="2.9cm" svg:x="10.85cm" svg:y="12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2.37cm" svg:height="2.9cm" svg:x="13.9cm" svg:y="12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2.37cm" svg:height="2.9cm" svg:x="16.9cm" svg:y="12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0.73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1.43cm" svg:y="15.2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2.43cm" svg:y="15.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3.77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4.47cm" svg:y="15.2cm">
          <text:p text:style-name="P14"><text:span text:style-name="T3">P</text:span><text:span text:style-name="T3">D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5.47cm" svg:y="15.2cm">
          <text:p text:style-name="P14"><text:span text:style-name="T3">X</text:span><text:span text:style-name="T3">M</text:span><text:span text:style-name="T3">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6.77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7.47cm" svg:y="15.2cm">
          <text:p text:style-name="P14"><text:span text:style-name="T3">P</text:span><text:span text:style-name="T3">D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7cm" svg:y="15.2cm">
          <text:p text:style-name="P14"><text:span text:style-name="T3">X</text:span><text:span text:style-name="T3">M</text:span><text:span text:style-name="T3">L</text:span></text:p>
          <draw:enhanced-geometry svg:viewBox="0 0 21600 21600" draw:type="rectangle" draw:enhanced-path="M 0 0 L 21600 0 21600 21600 0 21600 0 0 Z N"/>
        </draw:custom-shape>
        <draw:custom-shape draw:style-name="gr83" draw:text-style-name="P17" draw:layer="layout" svg:width="0.588cm" svg:height="0.177cm" svg:x="11.288cm" svg:y="13.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7" draw:layer="layout" svg:width="0.587cm" svg:height="0.177cm" svg:x="12.164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05cm" svg:y1="14.121cm" svg:x2="12.95cm" svg:y2="14.121cm">
          <text:p/>
        </draw:line>
        <draw:custom-shape draw:style-name="gr85" draw:text-style-name="P17" draw:layer="layout" svg:width="0.583cm" svg:height="0.17cm" svg:x="11.581cm" svg:y="14.039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47" draw:layer="layout" svg:width="0.295cm" svg:height="0.17cm" svg:x="12.511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05cm" svg:y1="14.63cm" svg:x2="12.95cm" svg:y2="14.63cm">
          <text:p/>
        </draw:line>
        <draw:custom-shape draw:style-name="gr87" draw:text-style-name="P17" draw:layer="layout" svg:width="0.511cm" svg:height="0.177cm" svg:x="11.214cm" svg:y="14.54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8" draw:layer="layout" svg:width="0.295cm" svg:height="0.177cm" svg:x="12.144cm" svg:y="14.5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3.684cm" svg:x2="16cm" svg:y2="13.684cm">
          <text:p/>
        </draw:line>
        <draw:custom-shape draw:style-name="gr89" draw:text-style-name="P44" draw:layer="layout" svg:width="0.588cm" svg:height="0.177cm" svg:x="14.338cm" svg:y="13.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9" draw:layer="layout" svg:width="0.587cm" svg:height="0.177cm" svg:x="15.214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4.121cm" svg:x2="16cm" svg:y2="14.121cm">
          <text:p/>
        </draw:line>
        <draw:custom-shape draw:style-name="gr91" draw:text-style-name="P44" draw:layer="layout" svg:width="0.439cm" svg:height="0.17cm" svg:x="14.631cm" svg:y="14.03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9" draw:layer="layout" svg:width="0.439cm" svg:height="0.17cm" svg:x="15.417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4.63cm" svg:x2="16cm" svg:y2="14.63cm">
          <text:p/>
        </draw:line>
        <draw:custom-shape draw:style-name="gr93" draw:text-style-name="P44" draw:layer="layout" svg:width="0.587cm" svg:height="0.177cm" svg:x="14.264cm" svg:y="14.5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6cm" svg:height="0.177cm" svg:x="14.978cm" svg:y="14.54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9" draw:layer="layout" svg:width="0.439cm" svg:height="0.177cm" svg:x="15.437cm" svg:y="14.54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9" draw:layer="layout" svg:width="0.8cm" svg:height="0.24cm" svg:x="16.427cm" svg:y="9.134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3.684cm" svg:x2="19cm" svg:y2="13.684cm">
          <text:p/>
        </draw:line>
        <draw:custom-shape draw:style-name="gr94" draw:text-style-name="P44" draw:layer="layout" svg:width="0.584cm" svg:height="0.177cm" svg:x="17.414cm" svg:y="13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cm" svg:height="0.177cm" svg:x="18.581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4.121cm" svg:x2="19cm" svg:y2="14.121cm">
          <text:p/>
        </draw:line>
        <draw:custom-shape draw:style-name="gr91" draw:text-style-name="P44" draw:layer="layout" svg:width="0.437cm" svg:height="0.17cm" svg:x="17.851cm" svg:y="14.0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7cm" svg:height="0.17cm" svg:x="18.489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4.63cm" svg:x2="19cm" svg:y2="14.63cm">
          <text:p/>
        </draw:line>
        <draw:custom-shape draw:style-name="gr95" draw:text-style-name="P44" draw:layer="layout" svg:width="0.583cm" svg:height="0.177cm" svg:x="17.926cm" svg:y="14.5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3cm" svg:height="0.177cm" svg:x="18.633cm" svg:y="14.5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2cm" svg:height="0.177cm" svg:x="18.142cm" svg:y="13.6cm">
          <text:p/>
          <draw:enhanced-geometry svg:viewBox="0 0 21600 21600" draw:type="rectangle" draw:enhanced-path="M 0 0 L 21600 0 21600 21600 0 21600 0 0 Z N"/>
        </draw:custom-shape>
        <draw:frame draw:style-name="gr61" draw:text-style-name="P39" draw:layer="layout" svg:width="5.7cm" svg:height="1.825cm" svg:x="12.3cm" svg:y="1.801cm">
          <draw:text-box>
            <text:p text:style-name="P22"><text:span text:style-name="T6">User-defined</text:span><text:span text:style-name="T6"><text:line-break/></text:span><text:span text:style-name="T6">set of rules</text:span></text:p>
          </draw:text-box>
        </draw:frame>
        <presentation:notes draw:style-name="dp2">
          <draw:page-thumbnail draw:style-name="gr38" draw:layer="layout" svg:width="19.798cm" svg:height="11.136cm" svg:x="0.6cm" svg:y="2.257cm" draw:page-number="4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33.599cm" svg:height="2.629cm" svg:x="1.866cm" svg:y="0.628cm" presentation:class="title" presentation:placeholder="true">
        <draw:text-box/>
      </draw:frame>
      <draw:frame presentation:style-name="Standard-outline1" draw:layer="backgroundobjects" svg:width="33.599cm" svg:height="9.134cm" svg:x="1.866cm" svg:y="3.685cm" presentation:class="outline" presentation:placeholder="true">
        <draw:text-box/>
      </draw:frame>
      <draw:frame presentation:style-name="Mpr1" draw:text-style-name="MP2" draw:layer="backgroundobjects" svg:width="8.697cm" svg:height="1.085cm" svg:x="1.86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33cm" svg:height="1.085cm" svg:x="12.768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97cm" svg:height="1.085cm" svg:x="26.768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5:56:39.402562685</meta:creation-date>
    <dc:date>2021-04-01T17:24:52.986303887</dc:date>
    <meta:editing-duration>PT20H12M13S</meta:editing-duration>
    <meta:editing-cycles>16</meta:editing-cycles>
    <meta:generator>LibreOffice/6.4.6.2$Linux_X86_64 LibreOffice_project/40$Build-2</meta:generator>
    <meta:document-statistic meta:object-count="415"/>
  </office:meta>
</office:document-meta>
</file>